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8.6cm" fo:min-width="17.833cm" draw:shadow="visible" draw:shadow-offset-x="0.01cm" draw:shadow-offset-y="0.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entury Schoolbook L"/>
    </style:style>
    <style:style style:name="P2" style:family="paragraph">
      <style:paragraph-properties fo:text-align="center"/>
      <style:text-properties style:font-name="Century Schoolbook L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P5" style:family="paragraph">
      <style:paragraph-properties fo:text-align="center"/>
      <style:text-properties fo:color="#ffffff" style:text-outline="false" style:font-name="Liberation Sans1" fo:font-size="88pt" fo:text-shadow="none" fo:font-weight="bold" style:font-size-asian="88pt" style:font-weight-asian="bold" style:font-size-complex="88pt" style:font-weight-complex="600"/>
    </style:style>
    <style:style style:name="P6" style:family="paragraph">
      <style:paragraph-properties fo:text-align="center"/>
      <style:text-properties fo:color="#ffffff" fo:font-size="88pt" style:font-size-asian="88pt" style:font-size-complex="88pt"/>
    </style:style>
    <style:style style:name="P7" style:family="paragraph"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ffffff" style:text-outline="false" style:font-name="Liberation Sans1" fo:font-size="88pt" fo:text-shadow="none" fo:font-weight="bold" style:font-size-asian="88pt" style:font-weight-asian="bold" style:font-size-complex="88pt" style:font-weight-complex="600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33.62cm" svg:x="0cm" svg:y="-0.0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18.898cm" svg:height="6.841cm" svg:x="0cm" svg:y="-0.0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8.1cm" svg:height="7.397cm" svg:x="2.944cm" svg:y="6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6.1cm" svg:height="7.397cm" svg:x="0cm" svg:y="13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8.456cm" svg:height="7.397cm" svg:x="12.544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5cm" svg:height="7.397cm" svg:x="0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20.865cm" svg:height="8.85cm" svg:x="0cm" svg:y="3.75cm">
          <draw:text-box>
            <text:p text:style-name="P4"><text:span text:style-name="T1">Principios de</text:span></text:p>
            <text:p text:style-name="P4"><text:span text:style-name="T1"><text:s/></text:span><text:span text:style-name="T1">concurrencia</text:span></text:p>
          </draw:text-box>
        </draw:frame>
        <draw:frame draw:style-name="gr4" draw:text-style-name="P7" draw:layer="layout" svg:width="19.654cm" svg:height="3.722cm" svg:x="0.546cm" svg:y="25.7cm">
          <draw:text-box>
            <text:p text:style-name="P6"><text:span text:style-name="T2">Ricardo Gall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3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4-12-31T12:07:22.886319967</meta:creation-date>
    <dc:date>2015-01-22T03:37:00.643077715</dc:date>
    <dc:creator>Ricardo Galli</dc:creator>
    <meta:editing-duration>PT1H23M45S</meta:editing-duration>
    <meta:editing-cycles>9</meta:editing-cycles>
    <meta:generator>LibreOffice/4.2.7.2$Linux_X86_64 LibreOffice_project/420m0$Build-2</meta:generator>
    <meta:document-statistic meta:object-count="9"/>
  </office:meta>
</office:document-meta>
</file>